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Escape" style:family="table">
      <style:table-properties style:width="17cm" table:align="margins" style:may-break-between-rows="false"/>
    </style:style>
    <style:style style:name="Escape.A" style:family="table-column">
      <style:table-column-properties style:column-width="3.718cm" style:rel-column-width="2108*"/>
    </style:style>
    <style:style style:name="Escape.B" style:family="table-column">
      <style:table-column-properties style:column-width="2.917cm" style:rel-column-width="1654*"/>
    </style:style>
    <style:style style:name="Escape.C" style:family="table-column">
      <style:table-column-properties style:column-width="10.365cm" style:rel-column-width="5876*"/>
    </style:style>
    <style:style style:name="Escape.1" style:family="table-row">
      <style:table-row-properties style:min-row-height="0.658cm"/>
    </style:style>
    <style:style style:name="Escape.A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Escape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scape.A3" style:family="table-cell">
      <style:table-cell-properties style:vertical-align="middle"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Escape.C3" style:family="table-cell">
      <style:table-cell-properties style:vertical-align="middle" fo:background-color="#83ca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scape.A4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Escape.B4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Escape.C4" style:family="table-cell">
      <style:table-cell-properties style:vertical-align="middle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FreeSans"/>
    </style:style>
    <style:style style:name="P2" style:family="paragraph" style:parent-style-name="Table_20_Contents">
      <style:paragraph-properties fo:text-align="center" style:justify-single-word="false"/>
      <style:text-properties style:font-name="FreeSans"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color="#ff6633" style:font-name="FreeSans"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Heading">
      <style:text-properties style:font-name="FreeSans"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Table_20_Heading">
      <style:text-properties fo:color="#0000ff" style:font-name="FreeSans" fo:font-size="18pt" fo:background-color="#ffffcc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ff9966"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T6" style:family="text">
      <style:text-properties fo:color="#ff9966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ff9966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ff9966" fo:font-style="normal" fo:font-weight="bold" style:font-size-asian="14pt" style:font-style-asian="normal" style:font-weight-asian="bold" style:font-style-complex="normal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use-window-font-color="true" fo:font-style="normal" fo:font-weight="bold" style:font-size-asian="14pt" style:font-style-asian="normal" style:font-weight-asian="bold" style:font-style-complex="normal" style:font-weight-complex="bold"/>
    </style:style>
    <style:style style:name="T12" style:family="text">
      <style:text-properties style:use-window-font-color="true" fo:font-style="normal" style:font-size-asian="14pt" style:font-style-asian="normal" style:font-style-complex="normal"/>
    </style:style>
    <style:style style:name="T13" style:family="text">
      <style:text-properties fo:color="#ff6633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663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scape" table:style-name="Escape">
        <table:table-column table:style-name="Escape.A"/>
        <table:table-column table:style-name="Escape.B"/>
        <table:table-column table:style-name="Escape.C"/>
        <table:table-header-rows>
          <table:table-row table:style-name="Escape.1">
            <table:table-cell table:style-name="Escape.A1" table:number-columns-spanned="3" office:value-type="string">
              <text:p text:style-name="P5">ESCAPE DE CARÁCTERES</text:p>
            </table:table-cell>
            <table:covered-table-cell/>
            <table:covered-table-cell/>
          </table:table-row>
          <table:table-row>
            <table:table-cell table:style-name="Escape.A2" table:number-columns-spanned="3" office:value-type="string">
              <text:p text:style-name="P4">Mediante <text:span text:style-name="T1">backslash</text:span><text:span text:style-name="T2"> “</text:span><text:span text:style-name="T14">\</text:span><text:span text:style-name="T12">”</text:span></text:p>
            </table:table-cell>
            <table:covered-table-cell/>
            <table:covered-table-cell/>
          </table:table-row>
        </table:table-header-rows>
        <table:table-row>
          <table:table-cell table:style-name="Escape.A3" office:value-type="string">
            <text:p text:style-name="P2">Posición</text:p>
          </table:table-cell>
          <table:table-cell table:style-name="Escape.A3" office:value-type="string">
            <text:p text:style-name="P2">Carácter</text:p>
          </table:table-cell>
          <table:table-cell table:style-name="Escape.C3" office:value-type="string">
            <text:p text:style-name="P2">Motivo</text:p>
          </table:table-cell>
        </table:table-row>
        <table:table-row>
          <table:table-cell table:style-name="Escape.A4" office:value-type="string">
            <text:p text:style-name="P1">Principio de línea</text:p>
          </table:table-cell>
          <table:table-cell table:style-name="Escape.B4" office:value-type="string">
            <text:p text:style-name="P1">espacio</text:p>
          </table:table-cell>
          <table:table-cell table:style-name="Escape.C4" office:value-type="string">
            <text:p text:style-name="P1">No confundir con continuación de línea truncada.</text:p>
          </table:table-cell>
        </table:table-row>
        <table:table-row>
          <table:table-cell table:style-name="Escape.A4" office:value-type="string">
            <text:p text:style-name="P1">Principio de línea</text:p>
          </table:table-cell>
          <table:table-cell table:style-name="Escape.B4" office:value-type="string">
            <text:p text:style-name="P3">#</text:p>
          </table:table-cell>
          <table:table-cell table:style-name="Escape.C4" office:value-type="string">
            <text:p text:style-name="P1">No confundir con comentario.</text:p>
          </table:table-cell>
        </table:table-row>
        <table:table-row>
          <table:table-cell table:style-name="Escape.A4" office:value-type="string">
            <text:p text:style-name="P1">Final de línea</text:p>
          </table:table-cell>
          <table:table-cell table:style-name="Escape.B4" office:value-type="string">
            <text:p text:style-name="P1">espacio</text:p>
          </table:table-cell>
          <table:table-cell table:style-name="Escape.C4" office:value-type="string">
            <text:p text:style-name="P1">No confundir con indicación de truncamiento de línea.</text:p>
          </table:table-cell>
        </table:table-row>
        <table:table-row>
          <table:table-cell table:style-name="Escape.A4" office:value-type="string">
            <text:p text:style-name="P1">Cualquiera</text:p>
          </table:table-cell>
          <table:table-cell table:style-name="Escape.B4" office:value-type="string">
            <text:p text:style-name="P1"><text:span text:style-name="T13">,</text:span> (coma)</text:p>
            <text:p text:style-name="P3">+</text:p>
            <text:p text:style-name="P3">“</text:p>
            <text:p text:style-name="P3">&lt;</text:p>
            <text:p text:style-name="P3">&gt;</text:p>
            <text:p text:style-name="P3">;</text:p>
          </table:table-cell>
          <table:table-cell table:style-name="Escape.C4" office:value-type="string">
            <text:p text:style-name="P1">Evitar ambigüeda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mana2000" svg:font-family="Vemana2000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Rodriguez</meta:initial-creator>
    <meta:creation-date>2011-10-07T09:11:59</meta:creation-date>
    <dc:date>2011-10-07T09:45:35</dc:date>
    <dc:creator>Juan Rodriguez</dc:creator>
    <meta:editing-duration>PT00H33M38S</meta:editing-duration>
    <meta:editing-cycles>3</meta:editing-cycles>
    <meta:generator>OpenOffice.org/3.2$Linux OpenOffice.org_project/320m12$Build-9483</meta:generator>
    <meta:document-statistic meta:table-count="1" meta:image-count="0" meta:object-count="0" meta:page-count="1" meta:paragraph-count="22" meta:word-count="51" meta:character-count="299"/>
  </office:meta>
</office:document-meta>
</file>